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1" style:family="paragraph">
      <style:text-properties fo:font-size="20pt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Effective C++</text:p>
            <text:p>Mark Veltzer</text:p>
            <text:p>mailto: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Micro optimiz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cro optimiza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his slide show is about using the C++ language effectively.</text:p>
              </text:list-item>
              <text:list-item>
                <text:p>This means that we will not be talking about how long other parts, which are not your code, are taking.</text:p>
              </text:list-item>
              <text:list-item>
                <text:p>Always remember that for a lot of systems the real bottle neck is not within your code but in some other place (too much IO, heavily loaded database, network,...).</text:p>
              </text:list-item>
              <text:list-item>
                <text:p>That is why the types of advice in this presentation are sometimes called <text:span text:style-name="T1">micro optimiza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we will not be discuss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here are two very important optimizations that could be considered more important than micro optimizations that we will not be discussing:</text:p>
                <text:list>
                  <text:list-item>
                    <text:p><text:span text:style-name="T1">Algorithmic optimizations.</text:span></text:p>
                  </text:list-item>
                  <text:list-item>
                    <text:p><text:span text:style-name="T1">Architectural optimizations.</text:span></text:p>
                  </text:list-item>
                </text:list>
              </text:list-item>
              <text:list-item>
                <text:p>These could bring tremendous improvements to your code but have less to do with the technicalities of the C++ language.</text:p>
              </text:list-item>
              <text:list-item>
                <text:p>In reality implementing them does require knowledge of the C++ language but not at the micro optimization leve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sons <text:span text:style-name="T1">against</text:span> micro optimiza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ome people consider micro optimizations an evil.</text:p>
              </text:list-item>
              <text:list-item>
                <text:p>They claim that since bottle necks are not in your code then you shouldn't pay attention to these types of optimizations since:</text:p>
                <text:list>
                  <text:list-item>
                    <text:p>The ease of implementing micro optimizations gives you the feeling that you improved the software even though the bottle neck is really somewhere else and in-fact you just complicated your code with no benefit which means your situation actually got worse.</text:p>
                  </text:list-item>
                  <text:list-item>
                    <text:p>They make your code harder to maintain and read.</text:p>
                  </text:list-item>
                  <text:list-item>
                    <text:p>They require you to learn something which is not importa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sons <text:span text:style-name="T1">against</text:span> micro optimizations (cont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ven if your bottle neck is within your code you are better off putting effort into either algorithmic or architectural (including multi-core) changes.</text:p>
              </text:list-item>
              <text:list-item>
                <text:p>Although these are harder to implement the claim is that per time spent they give better returns.</text:p>
              </text:list-item>
              <text:list-item>
                <text:p>Micro optimizations distract you from doing architectural and algorithmic changes which are more important.</text:p>
              </text:list-item>
              <text:list-item>
                <text:p>Micro optimizations hide the algorithm or architecture in a sea of details which makes understanding and modifying the software difficul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asons <text:span text:style-name="T1">against</text:span> micro optimizations – less agilit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ome claim that micro optimizations make your software <text:span text:style-name="T1">less agile</text:span>.</text:p>
              </text:list-item>
              <text:list-item>
                <text:p>Because they make each piece of code more difficult they make the entire software harder to change at the architectural level.</text:p>
              </text:list-item>
              <text:list-item>
                <text:p>This means that the software making process will be slower to respond to new requirements.</text:p>
              </text:list-item>
              <text:list-item>
                <text:p>This could have business implications as well as technical on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5.209cm" svg:x="1.4cm" svg:y="-0.014cm" presentation:class="title" presentation:user-transformed="true">
          <draw:text-box>
            <text:p>Reasons <text:span text:style-name="T1">against</text:span> micro optimizations - micro optimizations as premature optimization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3">
              <text:list-item>
                <text:p text:style-name="P2"><text:span text:style-name="T2">“</text:span><text:span text:style-name="T2">We should forget about small efficiencies, say about 97% of the time: premature optimization is the root of all evil" – Donald Knuth</text:span></text:p>
              </text:list-item>
              <text:list-item>
                <text:p text:style-name="P2"><text:span text:style-name="T3">There is a connections between micro optimizations and premature optimization because in a lot of cases micro optimizations are done prematurely.</text:span></text:p>
              </text:list-item>
              <text:list-item>
                <text:p text:style-name="P2"><text:span text:style-name="T3">So when first coding your system – Keep It Simple Stupid – which means avoiding unnecessary micro optimizatio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asons <text:span text:style-name="T1">for</text:span> micro optimiz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he main point: You need to write your code anyway – so you may as well use the right features and get better performance while you are at it.</text:p>
              </text:list-item>
              <text:list-item>
                <text:p>If the language has two features and you use the one which is giving you better optimization then you gain more efficiency <text:span text:style-name="T1">without </text:span><text:span text:style-name="T4">complicating your code.</text:span></text:p>
              </text:list-item>
              <text:list-item>
                <text:p><text:span text:style-name="T4">Sometimes you </text:span><text:span text:style-name="T1">are </text:span><text:span text:style-name="T4">CPU bound and micro optimizations could squeeze more performance out of an existing code ba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asons <text:span text:style-name="T1">for</text:span> micro optimiz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4">Sometimes you are </text:span><text:span text:style-name="T1">willing </text:span><text:span text:style-name="T4">to live with the downsides of micro optimization (both technical and business). <text:s/></text:span></text:p>
              </text:list-item>
              <text:list-item>
                <text:p>Sometimes, just sometimes, <text:span text:style-name="T1">your design is good</text:span> and you think that it may stick around for a while and micro optimizations just make it better.</text:p>
              </text:list-item>
              <text:list-item>
                <text:p>In these cases the loss of agility is not a big problem as it seems.</text:p>
              </text:list-item>
              <text:list-item>
                <text:p>This happens in mature products more than in young on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sons <text:span text:style-name="T1">for</text:span> micro optimization (cont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lgorithmic and Architectural changes are just too difficult.</text:p>
              </text:list-item>
              <text:list-item>
                <text:p>Architectural changes sometimes means huge rewrites which companies rarely can handle because of organizational issues.</text:p>
              </text:list-item>
              <text:list-item>
                <text:p>Algorithmic changes require lots of theoretical knowledge and sometimes low level details (turning a lock using algorithm into lock free requires understanding memory and machine barriers..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C++ efficiency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asuring efficienc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here are many ways to measure efficiency</text:p>
              </text:list-item>
              <text:list-item>
                <text:p>The various methods may give somewhat different results.</text:p>
              </text:list-item>
              <text:list-item>
                <text:p>They are also not equally easy to use.</text:p>
              </text:list-item>
              <text:list-item>
                <text:p>They sometimes are in conflict one with the other.</text:p>
              </text:list-item>
              <text:list-item>
                <text:p>For instance: you may increase latency and decrease average response ti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3-03T13:07:52</meta:creation-date>
    <meta:editing-duration>PT16M43S</meta:editing-duration>
    <meta:editing-cycles>2</meta:editing-cycles>
    <dc:date>2012-03-03T13:57:43</dc:date>
    <dc:creator>Mark Veltzer</dc:creator>
    <meta:document-statistic meta:object-count="70"/>
    <meta:generator>LibreOffice/3.4$Linux LibreOffice_project/340m1$Build-402</meta:generator>
  </office:meta>
</office:document-meta>
</file>